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3.18 01:16   |   <text:a xlink:type="simple" xlink:href="http://palinfo.habago.org/Entry?Command=Information_PrintForum#FORUM38900"><text:span text:style-name="T1">#</text:span></text:a></text:p>
      <text:p text:style-name="P3">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2">陳真   |  2020.03.17 20:24   |   <text:a xlink:type="simple" xlink:href="http://palinfo.habago.org/Entry?Command=Information_PrintForum#FORUM38897"><text:span text:style-name="T1">#</text:span></text:a></text:p>
      <text:p text:style-name="P4">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2">陳真   |  2020.03.17 19:11   |   <text:a xlink:type="simple" xlink:href="http://palinfo.habago.org/Entry?Command=Information_PrintForum#FORUM38896"><text:span text:style-name="T1">#</text:span></text:a></text:p>
      <text:p text:style-name="P3">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2">王修亮   |  2020.03.17 19:02   |   <text:a xlink:type="simple" xlink:href="http://palinfo.habago.org/Entry?Command=Information_PrintForum#FORUM38895"><text:span text:style-name="T1">#</text:span></text:a></text:p>
      <text:p text:style-name="P4">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2">西瓜   |  2020.03.17 18:17   |   <text:a xlink:type="simple" xlink:href="http://palinfo.habago.org/Entry?Command=Information_PrintForum#FORUM38894"><text:span text:style-name="T1">#</text:span></text:a></text:p>
      <text:p text:style-name="P3">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5"><text:span text:style-name="T3">大家可以看看 <text:line-break/></text:span><text:a xlink:type="simple" xlink:href="https://www.zhihu.com/question/377496289/answer/1069616884"><text:span text:style-name="T4">https://www.zhihu.com/question/377496289/answer/1069616884</text:span></text:a><text:span text:style-name="T3"><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6"><text:a xlink:type="simple" xlink:href="http://datanews.caixin.com/2020-03-05/101524429.html"><text:span text:style-name="T4">http://datanews.caixin.com/2020-03-05/101524429.html</text:span></text:a><text:span text:style-name="T3"><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7"><text:span text:style-name="T5">陳真</text:span><text:span text:style-name="T6"><text:s/>  |  2020.03.02 00:16   |   </text:span><text:a xlink:type="simple" xlink:href="http://palinfo.habago.org/Entry?Command=Information_PrintForum&amp;iPage=1#FORUM38827"><text:span text:style-name="T7">#</text:span></text:a></text:p>
      <text:p text:style-name="P8"><text:span text:style-name="T6">這是有關陳明忠的一個視頻，不是刻意挑，而只是剛好看到：</text:span><text:span text:style-name="T8"><text:line-break/><text:line-break/></text:span><text:a xlink:type="simple" xlink:href="https://bit.ly/2PDYOD5"><text:span text:style-name="T9">https://bit.ly/2PDYOD5</text:span></text:a><text:span text:style-name="T8"><text:line-break/><text:line-break/></text:span><text:span text:style-name="T6">想請大家看，主要是因為裏頭有陳明忠的發言，還有一位陳鼓應，</text:span><text:span text:style-name="T8">85</text:span><text:span text:style-name="T6">歲了，看起來還很硬朗；研究老莊，殷海光的學生，原先在台大哲學系教書。</text:span><text:span text:style-name="T8"><text:line-break/><text:line-break/>1978</text:span><text:span text:style-name="T6">年，陳鼓應和陳婉真聯合參選立委與國大代表。當年選舉，因為台美斷交而喊停。</text:span><text:span text:style-name="T8"><text:line-break/><text:line-break/></text:span><text:span text:style-name="T6">我不認識陳鼓應，但認識</text:span><text:span text:style-name="T8"> </text:span><text:span text:style-name="T6">「台建</text:span><text:span text:style-name="T8"><text:s/></text:span><text:span text:style-name="T6">」</text:span><text:span text:style-name="T8"><text:s/>(</text:span><text:span text:style-name="T6">台灣建國組織</text:span><text:span text:style-name="T8">) </text:span><text:span text:style-name="T6">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8"><text:line-break/><text:line-break/></text:span><text:span text:style-name="T6">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8">1990</text:span><text:span text:style-name="T6">年便開始有計畫地推展台獨，包括強力動員學生</text:span><text:span text:style-name="T8"><text:s/>(</text:span><text:span text:style-name="T6">所謂「野百合」</text:span><text:span text:style-name="T8">) </text:span><text:span text:style-name="T6">鬥爭所謂</text:span><text:span text:style-name="T8"> </text:span><text:span text:style-name="T6">「非主流派」，妖魔化外省統派政治勢力，高舉</text:span><text:span text:style-name="T8"> </text:span><text:span text:style-name="T6">「本土</text:span><text:span text:style-name="T8"><text:s/></text:span><text:span text:style-name="T6">」大旗，宣揚所謂台灣主權。幾年後，也就是九零年代中期，台獨就成為台灣一個主要政治勢力。</text:span><text:span text:style-name="T8"><text:line-break/><text:line-break/></text:span><text:span text:style-name="T6">十年後，九零年代末，</text:span><text:span text:style-name="T8"> </text:span><text:span text:style-name="T6">「愛台灣」登場，以</text:span><text:span text:style-name="T8"> </text:span><text:span text:style-name="T6">「親中賣台」罪名強力塑造內部敵人，進一步走向法西斯，迫害與打壓統派。</text:span><text:span text:style-name="T8"><text:line-break/><text:line-break/></text:span><text:span text:style-name="T6">接下來進入</text:span><text:span text:style-name="T8">21</text:span><text:span text:style-name="T6">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8"><text:line-break/><text:line-break/></text:span><text:span text:style-name="T6">現在是</text:span><text:span text:style-name="T8">2020</text:span><text:span text:style-name="T6">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8"><text:line-break/><text:line-break/></text:span><text:span text:style-name="T6">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8"><text:line-break/><text:line-break/></text:span><text:span text:style-name="T6">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8"><text:line-break/><text:line-break/></text:span><text:span text:style-name="T6">簡單說：唯一出路就是自救；不是依靠哪個英雄豪傑或賢人志士的帶領，而是依靠每一個腦子清醒且尚未絕望者的積極作為與表態。</text:span><text:span text:style-name="T8"><text:line-break/><text:line-break/></text:span><text:span text:style-name="T6">政治這東西是這樣：你不理它，它還是會理你，事實上你不可能置身事外。因此，我們最好能及時面對它，而不要以為自己可以袖手旁觀而不用付出代價。</text:span></text:p>
      <text:p text:style-name="P7"><text:span text:style-name="T5">陳真</text:span><text:span text:style-name="T6"><text:s/>  |  2020.03.01 00:39   |   </text:span><text:a xlink:type="simple" xlink:href="http://palinfo.habago.org/Entry?Command=Information_PrintForum&amp;iPage=1#FORUM38826"><text:span text:style-name="T7">#</text:span></text:a></text:p>
      <text:p text:style-name="P9"><text:span text:style-name="T6">I am in this world but not of it.<text:line-break/><text:line-break/>--J.D.Salinger</text:span></text:p>
      <text:p text:style-name="P7"><text:span text:style-name="T5">陳真</text:span><text:span text:style-name="T6"><text:s/>  |  2020.03.01 00:21   |   </text:span><text:a xlink:type="simple" xlink:href="http://palinfo.habago.org/Entry?Command=Information_PrintForum&amp;iPage=1#FORUM38825"><text:span text:style-name="T7">#</text:span></text:a></text:p>
      <text:p text:style-name="P10"><text:span text:style-name="T8">(</text:span><text:span text:style-name="T6">續</text:span><text:span text:style-name="T8">)<text:line-break/><text:line-break/></text:span><text:span text:style-name="T6">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8"><text:s/>"</text:span><text:span text:style-name="T6">戰力</text:span><text:span text:style-name="T8">"</text:span><text:span text:style-name="T6">？需要跟誰戰什麼？我有那麼沒出息嗎？我會在蛆的小世界裏</text:span><text:span text:style-name="T8"><text:s/>"</text:span><text:span text:style-name="T6">爆紅</text:span><text:span text:style-name="T8">"</text:span><text:span text:style-name="T6">？然後去揭人家的什麼底？有可能嗎？我有那麼低能與無聊嗎？我是這樣那樣的人嗎？</text:span><text:span text:style-name="T8"><text:line-break/><text:line-break/></text:span><text:span text:style-name="T6">總之，講什麼都行，拜託別講到我身上來。網路世界我沒法管，但這版面拜託就讓我留點最後的一絲尊嚴。</text:span><text:span text:style-name="T8"><text:line-break/><text:line-break/></text:span><text:span text:style-name="T6">我知萬康兄是抬舉，但我看自己要遠比這個大，更遠比這個小。</text:span><text:span text:style-name="T8"><text:line-break/><text:line-break/>2018</text:span><text:span text:style-name="T6">年</text:span><text:span text:style-name="T8">3</text:span><text:span text:style-name="T6">月</text:span><text:span text:style-name="T8">28</text:span><text:span text:style-name="T6">日，維根斯坦最仰慕的詩人</text:span><text:span text:style-name="T8">Friedrich Hölderlin </text:span><text:span text:style-name="T6">給我寄來一張卡片，上面引用一句他生平很喜歡的話，那是耶穌會創始人</text:span><text:span text:style-name="T8">Ignacio de Loyola </text:span><text:span text:style-name="T6">的墓誌銘：</text:span><text:span text:style-name="T8"><text:line-break/><text:line-break/>“Non coerceri maximo, contineri tamen a minimo, divinum est.”<text:line-break/><text:line-break/></text:span><text:span text:style-name="T6">翻譯成英文就是：</text:span><text:span text:style-name="T8"><text:line-break/><text:line-break/>“To suffer no restriction from anything however great, and yet to be contained in the tiniest of things, that is divine.”<text:line-break/><text:line-break/></text:span><text:span text:style-name="T6">我給翻成中文如下：</text:span><text:span text:style-name="T8"><text:line-break/><text:line-break/>"</text:span><text:span text:style-name="T6">無礙於至大，有容於至小，是為神聖。</text:span><text:span text:style-name="T8">"<text:line-break/><text:line-break/></text:span><text:span text:style-name="T6">活著，比最大還大，比最小還小。如是我聞。</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